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11f49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83d1a7"/>
    </style:style>
    <style:style style:name="P3" style:family="paragraph" style:parent-style-name="Standard">
      <style:paragraph-properties fo:text-align="start" style:justify-single-word="false"/>
      <style:text-properties officeooo:paragraph-rsid="008856cb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7dddcd" officeooo:paragraph-rsid="007dddcd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weight="bold" officeooo:rsid="008a052e" officeooo:paragraph-rsid="008a05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8pt" style:text-underline-style="solid" style:text-underline-width="auto" style:text-underline-color="font-color" fo:font-weight="bold" officeooo:rsid="0011f496" officeooo:paragraph-rsid="0011f496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officeooo:paragraph-rsid="008856cb" style:font-size-asian="16pt" style:font-size-complex="16pt"/>
    </style:style>
    <style:style style:name="P8" style:family="paragraph" style:parent-style-name="Preformatted_20_Text">
      <style:paragraph-properties fo:text-align="start" style:justify-single-word="false"/>
      <style:text-properties officeooo:paragraph-rsid="007dddcd"/>
    </style:style>
    <style:style style:name="P9" style:family="paragraph" style:parent-style-name="Preformatted_20_Text">
      <style:paragraph-properties fo:text-align="start" style:justify-single-word="false"/>
      <style:text-properties officeooo:paragraph-rsid="0085df91"/>
    </style:style>
    <style:style style:name="P10" style:family="paragraph" style:parent-style-name="Preformatted_20_Text">
      <style:paragraph-properties fo:text-align="start" style:justify-single-word="false"/>
      <style:text-properties officeooo:paragraph-rsid="00870375"/>
    </style:style>
    <style:style style:name="P11" style:family="paragraph" style:parent-style-name="Preformatted_20_Text">
      <style:paragraph-properties fo:text-align="start" style:justify-single-word="false"/>
      <style:text-properties officeooo:paragraph-rsid="008856cb"/>
    </style:style>
    <style:style style:name="P12" style:family="paragraph" style:parent-style-name="Preformatted_20_Text">
      <style:paragraph-properties fo:text-align="start" style:justify-single-word="false"/>
      <style:text-properties officeooo:paragraph-rsid="008a052e"/>
    </style:style>
    <style:style style:name="P13" style:family="paragraph" style:parent-style-name="Preformatted_20_Text">
      <style:paragraph-properties fo:text-align="start" style:justify-single-word="false"/>
      <style:text-properties officeooo:paragraph-rsid="008a3f9c"/>
    </style:style>
    <style:style style:name="P14" style:family="paragraph" style:parent-style-name="Preformatted_20_Text">
      <style:paragraph-properties fo:text-align="start" style:justify-single-word="false"/>
      <style:text-properties officeooo:paragraph-rsid="008d710f"/>
    </style:style>
    <style:style style:name="P15" style:family="paragraph" style:parent-style-name="Preformatted_20_Text">
      <style:paragraph-properties fo:text-align="start" style:justify-single-word="false"/>
      <style:text-properties officeooo:paragraph-rsid="008de17d"/>
    </style:style>
    <style:style style:name="P16" style:family="paragraph" style:parent-style-name="Preformatted_20_Text">
      <style:paragraph-properties fo:text-align="start" style:justify-single-word="false"/>
      <style:text-properties officeooo:paragraph-rsid="008e86b1"/>
    </style:style>
    <style:style style:name="P17" style:family="paragraph" style:parent-style-name="Preformatted_20_Text">
      <style:paragraph-properties fo:text-align="start" style:justify-single-word="false"/>
      <style:text-properties officeooo:paragraph-rsid="008f5aa8"/>
    </style:style>
    <style:style style:name="P18" style:family="paragraph" style:parent-style-name="Preformatted_20_Text">
      <style:paragraph-properties fo:text-align="start" style:justify-single-word="false"/>
      <style:text-properties officeooo:paragraph-rsid="00a4e6db"/>
    </style:style>
    <style:style style:name="P19" style:family="paragraph" style:parent-style-name="Preformatted_20_Text">
      <style:text-properties officeooo:paragraph-rsid="008856cb"/>
    </style:style>
    <style:style style:name="P20" style:family="paragraph" style:parent-style-name="Preformatted_20_Text">
      <style:text-properties style:font-name="Liberation Serif" fo:font-size="14pt" style:font-size-asian="14pt" style:font-size-complex="14pt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8856cb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8a052e"/>
    </style:style>
    <style:style style:name="P24" style:family="paragraph" style:parent-style-name="Heading_20_3">
      <style:paragraph-properties fo:margin-top="0cm" fo:margin-bottom="0.499cm" loext:contextual-spacing="false"/>
    </style:style>
    <style:style style:name="P25" style:family="paragraph" style:parent-style-name="Heading_20_3">
      <style:paragraph-properties fo:text-align="start" style:justify-single-word="false"/>
      <style:text-properties officeooo:paragraph-rsid="008856cb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bold" officeooo:rsid="00943f0e" officeooo:paragraph-rsid="008a052e" style:font-size-asian="18pt" style:font-weight-asian="bold" style:font-size-complex="18pt" style:font-weight-complex="bold"/>
    </style:style>
    <style:style style:name="P27" style:family="paragraph" style:parent-style-name="Text_20_body" style:list-style-name="L1">
      <style:text-properties fo:font-size="16pt" style:font-size-asian="16pt" style:font-size-complex="16pt"/>
    </style:style>
    <style:style style:name="T1" style:family="text">
      <style:text-properties officeooo:rsid="0023e654"/>
    </style:style>
    <style:style style:name="T2" style:family="text">
      <style:text-properties fo:font-size="18pt" style:text-underline-style="none" fo:font-weight="bold" officeooo:rsid="0011f496" style:font-size-asian="15.75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officeooo:rsid="0011f496" style:font-size-asian="15.75pt" style:font-weight-asian="bold" style:font-size-complex="18pt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officeooo:rsid="007dddcd" style:font-weight-asian="bold" style:font-weight-complex="bold"/>
    </style:style>
    <style:style style:name="T6" style:family="text">
      <style:text-properties style:text-underline-style="none" fo:font-weight="bold" officeooo:rsid="00943f0e" style:font-weight-asian="bold" style:font-weight-complex="bold"/>
    </style:style>
    <style:style style:name="T7" style:family="text">
      <style:text-properties style:text-underline-style="none" fo:font-weight="bold" officeooo:rsid="008a052e" style:font-weight-asian="bold" style:font-weight-complex="bold"/>
    </style:style>
    <style:style style:name="T8" style:family="text">
      <style:text-properties style:text-underline-style="none" officeooo:rsid="00943f0e"/>
    </style:style>
    <style:style style:name="T9" style:family="text">
      <style:text-properties style:font-name="Liberation Serif" fo:font-size="18pt" style:text-underline-style="none" fo:font-weight="normal" officeooo:rsid="007dddcd" style:font-size-asian="18pt" style:font-weight-asian="normal" style:font-size-complex="18pt" style:font-weight-complex="normal"/>
    </style:style>
    <style:style style:name="T10" style:family="text">
      <style:text-properties style:font-name="Liberation Serif" fo:font-size="18pt" style:text-underline-style="none" fo:font-weight="normal" officeooo:rsid="0085df91" style:font-size-asian="18pt" style:font-weight-asian="normal" style:font-size-complex="18pt" style:font-weight-complex="normal"/>
    </style:style>
    <style:style style:name="T11" style:family="text">
      <style:text-properties style:font-name="Liberation Serif" fo:font-size="18pt" style:text-underline-style="none" fo:font-weight="bold" officeooo:rsid="00943f0e" style:font-size-asian="18pt" style:font-weight-asian="bold" style:font-size-complex="18pt" style:font-weight-complex="bold"/>
    </style:style>
    <style:style style:name="T12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Liberation Serif" fo:font-size="16pt" fo:font-weight="bold" officeooo:rsid="00943f0e" style:font-size-asian="16pt" style:font-weight-asian="bold" style:font-size-complex="16pt" style:font-weight-complex="bold"/>
    </style:style>
    <style:style style:name="T14" style:family="text">
      <style:text-properties style:font-name="Liberation Serif" fo:font-size="16pt" fo:font-weight="bold" officeooo:rsid="008a052e" style:font-size-asian="16pt" style:font-weight-asian="bold" style:font-size-complex="16pt" style:font-weight-complex="bold"/>
    </style:style>
    <style:style style:name="T15" style:family="text">
      <style:text-properties style:font-name="Liberation Serif" fo:font-size="16pt" style:text-underline-style="none" fo:font-weight="bold" officeooo:rsid="00943f0e" style:font-size-asian="16pt" style:font-weight-asian="bold" style:font-size-complex="16pt" style:font-weight-complex="bold"/>
    </style:style>
    <style:style style:name="T16" style:family="text">
      <style:text-properties style:font-name="Liberation Serif" fo:font-size="16pt" style:text-underline-style="none" fo:font-weight="bold" officeooo:rsid="008a052e" style:font-size-asian="16pt" style:font-weight-asian="bold" style:font-size-complex="16pt" style:font-weight-complex="bold"/>
    </style:style>
    <style:style style:name="T17" style:family="text">
      <style:text-properties style:font-name="Liberation Serif" fo:font-size="16pt" style:text-underline-style="none" fo:font-weight="bold" officeooo:rsid="008a3f9c" style:font-size-asian="16pt" style:font-weight-asian="bold" style:font-size-complex="16pt" style:font-weight-complex="bold"/>
    </style:style>
    <style:style style:name="T18" style:family="text">
      <style:text-properties style:font-name="Liberation Serif" fo:font-size="16pt" style:text-underline-style="none" fo:font-weight="bold" officeooo:rsid="0085df91" style:font-size-asian="16pt" style:font-weight-asian="bold" style:font-size-complex="16pt" style:font-weight-complex="bold"/>
    </style:style>
    <style:style style:name="T19" style:family="text">
      <style:text-properties style:font-name="Liberation Serif" fo:font-size="16pt" style:text-underline-style="none" fo:font-weight="bold" officeooo:rsid="008d710f" style:font-size-asian="16pt" style:font-weight-asian="bold" style:font-size-complex="16pt" style:font-weight-complex="bold"/>
    </style:style>
    <style:style style:name="T20" style:family="text">
      <style:text-properties style:font-name="Liberation Serif" fo:font-size="16pt" style:text-underline-style="none" fo:font-weight="bold" officeooo:rsid="008de17d" style:font-size-asian="16pt" style:font-weight-asian="bold" style:font-size-complex="16pt" style:font-weight-complex="bold"/>
    </style:style>
    <style:style style:name="T21" style:family="text">
      <style:text-properties style:font-name="Liberation Serif" fo:font-size="16pt" style:text-underline-style="none" fo:font-weight="bold" officeooo:rsid="008f5aa8" style:font-size-asian="16pt" style:font-weight-asian="bold" style:font-size-complex="16pt" style:font-weight-complex="bold"/>
    </style:style>
    <style:style style:name="T22" style:family="text">
      <style:text-properties style:font-name="Liberation Serif" fo:font-size="16pt" style:text-underline-style="none" fo:font-weight="bold" officeooo:rsid="008e86b1" style:font-size-asian="16pt" style:font-weight-asian="bold" style:font-size-complex="16pt" style:font-weight-complex="bold"/>
    </style:style>
    <style:style style:name="T23" style:family="text">
      <style:text-properties style:font-name="Liberation Serif" fo:font-size="14pt" style:text-underline-style="none" fo:font-weight="bold" officeooo:rsid="008856cb" style:font-size-asian="14pt" style:font-weight-asian="bold" style:font-size-complex="14pt" style:font-weight-complex="bold"/>
    </style:style>
    <style:style style:name="T24" style:family="text">
      <style:text-properties style:font-name="Liberation Serif" fo:font-size="14pt" style:text-underline-style="none" fo:font-weight="bold" officeooo:rsid="00a3b4cf" style:font-size-asian="14pt" style:font-weight-asian="bold" style:font-size-complex="14pt" style:font-weight-complex="bold"/>
    </style:style>
    <style:style style:name="T25" style:family="text">
      <style:text-properties style:font-name="Liberation Serif" fo:font-size="14pt" style:text-underline-style="none" fo:font-weight="bold" officeooo:rsid="00a4e6db" style:font-size-asian="14pt" style:font-weight-asian="bold" style:font-size-complex="14pt" style:font-weight-complex="bold"/>
    </style:style>
    <style:style style:name="T26" style:family="text">
      <style:text-properties style:font-name="Liberation Serif" fo:font-size="14pt" style:text-underline-style="none" fo:font-weight="bold" officeooo:rsid="00870375" style:font-size-asian="14pt" style:font-weight-asian="bold" style:font-size-complex="14pt" style:font-weight-complex="bold"/>
    </style:style>
    <style:style style:name="T27" style:family="text">
      <style:text-properties style:font-name="Liberation Serif" fo:font-size="14pt" style:text-underline-style="none" fo:font-weight="normal" officeooo:rsid="007dddcd" style:font-size-asian="14pt" style:font-weight-asian="normal" style:font-size-complex="14pt" style:font-weight-complex="normal"/>
    </style:style>
    <style:style style:name="T28" style:family="text">
      <style:text-properties style:font-name="Liberation Serif" fo:font-size="14pt" style:text-underline-style="none" fo:font-weight="normal" officeooo:rsid="0085df91" style:font-size-asian="14pt" style:font-weight-asian="normal" style:font-size-complex="14pt" style:font-weight-complex="normal"/>
    </style:style>
    <style:style style:name="T29" style:family="text">
      <style:text-properties style:font-name="Liberation Serif" fo:font-size="14pt" style:text-underline-style="none" fo:font-weight="normal" officeooo:rsid="00870375" style:font-size-asian="14pt" style:font-weight-asian="normal" style:font-size-complex="14pt" style:font-weight-complex="normal"/>
    </style:style>
    <style:style style:name="T30" style:family="text">
      <style:text-properties style:font-name="Liberation Serif" fo:font-size="14pt" style:text-underline-style="none" fo:font-weight="normal" officeooo:rsid="008e86b1" style:font-size-asian="14pt" style:font-weight-asian="normal" style:font-size-complex="14pt" style:font-weight-complex="normal"/>
    </style:style>
    <style:style style:name="T31" style:family="text">
      <style:text-properties style:font-name="Liberation Serif" fo:font-size="14pt" style:text-underline-style="none" fo:font-weight="normal" officeooo:rsid="00a3b4cf" style:font-size-asian="14pt" style:font-weight-asian="normal" style:font-size-complex="14pt" style:font-weight-complex="normal"/>
    </style:style>
    <style:style style:name="T32" style:family="text">
      <style:text-properties style:font-name="Liberation Serif" fo:font-size="14pt" style:text-underline-style="none" fo:font-weight="normal" officeooo:rsid="00ab14a1" style:font-size-asian="14pt" style:font-weight-asian="normal" style:font-size-complex="14pt" style:font-weight-complex="normal"/>
    </style:style>
    <style:style style:name="T33" style:family="text">
      <style:text-properties style:font-name="Liberation Serif" fo:font-size="14pt" style:text-underline-style="none" fo:font-weight="normal" officeooo:rsid="008a052e" style:font-size-asian="14pt" style:font-weight-asian="normal" style:font-size-complex="14pt" style:font-weight-complex="normal"/>
    </style:style>
    <style:style style:name="T34" style:family="text">
      <style:text-properties style:font-name="Liberation Serif" fo:font-size="14pt" style:text-underline-style="none" fo:font-weight="normal" officeooo:rsid="00b0d7cd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style:font-size-asian="14pt" style:font-size-complex="14pt"/>
    </style:style>
    <style:style style:name="T36" style:family="text">
      <style:text-properties style:font-name="Liberation Serif" fo:font-size="14pt" officeooo:rsid="00a7e4d7" style:font-size-asian="14pt" style:font-size-complex="14pt"/>
    </style:style>
    <style:style style:name="T37" style:family="text">
      <style:text-properties style:font-name="Liberation Serif" fo:font-size="14pt" officeooo:rsid="00b050b5" style:font-size-asian="14pt" style:font-size-complex="14pt"/>
    </style:style>
    <style:style style:name="T38" style:family="text">
      <style:text-properties style:font-name="Liberation Serif" fo:font-size="14pt" officeooo:rsid="00b0d7cd" style:font-size-asian="14pt" style:font-size-complex="14pt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6pt" style:text-underline-style="none" fo:font-weight="bold" officeooo:rsid="00943f0e" style:font-size-asian="16pt" style:font-weight-asian="bold" style:font-size-complex="16pt" style:font-weight-complex="bold"/>
    </style:style>
    <style:style style:name="T41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<text:span text:style-name="T1">2</text:span></text:p>
      <text:p text:style-name="P1"/>
      <text:p text:style-name="P2"><text:span text:style-name="T3">TASK 1</text:span><text:span text:style-name="T2"> :- </text:span><text:span text:style-name="T40">S</text:span><text:span text:style-name="T39">etup a lamp server and host a wordpress site on your local system Note: Don't install php directly using yum or apt-get</text:span></text:p>
      <text:list xml:id="list8030568205554212601" text:style-name="L1">
        <text:list-item>
          <text:p text:style-name="P27">compile it from source using PREFIX with /usr/local/php directory <text:span text:style-name="T5">:-</text:span></text:p>
        </text:list-item>
      </text:list>
      <text:p text:style-name="P7"><text:span text:style-name="T6">1</text:span><text:span text:style-name="T5">) </text:span><text:span text:style-name="T7">Install Apache2</text:span></text:p>
      <text:p text:style-name="P3"><text:span text:style-name="Source_20_Text"><text:span text:style-name="T23"># </text:span></text:span><text:span text:style-name="Source_20_Text"><text:span text:style-name="T27">sudo apt-get update</text:span></text:span></text:p>
      <text:p text:style-name="P22"><text:span text:style-name="Source_20_Text"><text:span text:style-name="T23"># </text:span></text:span><text:span text:style-name="Source_20_Text"><text:span text:style-name="T35">sudo apt-get install apache2</text:span></text:span></text:p>
      <text:p text:style-name="P23"><text:span text:style-name="Source_20_Text"><text:span text:style-name="T13">2</text:span></text:span><text:span text:style-name="Source_20_Text"><text:span text:style-name="T14">) Configure Apach2</text:span></text:span></text:p>
      <text:p text:style-name="P11"><text:span text:style-name="Source_20_Text"><text:span text:style-name="T23"># </text:span></text:span><text:span text:style-name="Source_20_Text"><text:span text:style-name="T27">sudo apache2ctl configtest</text:span></text:span></text:p>
      <text:p text:style-name="P11"><text:span text:style-name="Source_20_Text"><text:span text:style-name="T23"># </text:span></text:span><text:span text:style-name="Source_20_Text"><text:span text:style-name="T27">sudo nano /etc/apache2/apache2.conf</text:span></text:span></text:p>
      <text:p text:style-name="P11"><text:span text:style-name="Source_20_Text"><text:span text:style-name="T24">Append - </text:span></text:span><text:span text:style-name="Source_20_Text"><text:span text:style-name="T23"><text:s/></text:span></text:span><text:span text:style-name="Source_20_Text"><text:span text:style-name="T27">ServerName </text:span></text:span><text:span text:style-name="Source_20_Text"><text:span text:style-name="T31">192.168.33.1</text:span></text:span><text:span text:style-name="Source_20_Text"><text:span text:style-name="T34">6</text:span></text:span></text:p>
      <text:p text:style-name="P11"><text:span text:style-name="Source_20_Text"><text:span text:style-name="T23"># </text:span></text:span><text:span text:style-name="Source_20_Text"><text:span text:style-name="T27">sudo apache2ctl configtest</text:span></text:span></text:p>
      <text:p text:style-name="P11"><text:span text:style-name="Source_20_Text"><text:span text:style-name="T23"># </text:span></text:span><text:span text:style-name="Source_20_Text"><text:span text:style-name="T27">sudo systemctl restart apache2</text:span></text:span></text:p>
      <text:p text:style-name="P11"><text:span text:style-name="Source_20_Text"><text:span text:style-name="T23">Check</text:span></text:span><text:span text:style-name="Source_20_Text"><text:span text:style-name="T24"> -</text:span></text:span><text:span text:style-name="Source_20_Text"><text:span text:style-name="T23"> </text:span></text:span><text:span text:style-name="Source_20_Text"><text:span text:style-name="T27">http://</text:span></text:span><text:span text:style-name="Source_20_Text"><text:span text:style-name="T31">192.168.33.1</text:span></text:span><text:span text:style-name="Source_20_Text"><text:span text:style-name="T34">6</text:span></text:span></text:p>
      <text:p text:style-name="P4"/>
      <text:p text:style-name="P5"><text:span text:style-name="T8">3</text:span><text:span text:style-name="T4">) Install mysql</text:span></text:p>
      <text:p text:style-name="P11"><text:span text:style-name="Source_20_Text"><text:span text:style-name="T23"># </text:span></text:span><text:span text:style-name="Source_20_Text"><text:span text:style-name="T27">sudo apt-get install mysql-server</text:span></text:span></text:p>
      <text:p text:style-name="P11"><text:span text:style-name="Source_20_Text"><text:span text:style-name="T23"># </text:span></text:span><text:span text:style-name="Source_20_Text"><text:span text:style-name="T27">sudo apt-get install php libapache2-mod-php php-mcrypt php-</text:span></text:span><text:span text:style-name="Source_20_Text"><text:span text:style-name="T23"># </text:span></text:span><text:span text:style-name="Source_20_Text"><text:span text:style-name="T27">mysql</text:span></text:span></text:p>
      <text:p text:style-name="P11"><text:span text:style-name="Source_20_Text"><text:span text:style-name="T9"/></text:span></text:p>
      <text:p text:style-name="P12"><text:span text:style-name="Source_20_Text"><text:span text:style-name="T15">4</text:span></text:span><text:span text:style-name="Source_20_Text"><text:span text:style-name="T16">) Configure the file</text:span></text:span></text:p>
      <text:p text:style-name="P11"><text:span text:style-name="Source_20_Text"><text:span text:style-name="T23"># </text:span></text:span><text:span text:style-name="Source_20_Text"><text:span text:style-name="T27">sudo nano /etc/apache2/mods-enabled/dir.conf</text:span></text:span></text:p>
      <text:p text:style-name="P18"><text:span text:style-name="Source_20_Text"><text:span text:style-name="T23">Appe</text:span></text:span><text:span text:style-name="Source_20_Text"><text:span text:style-name="T25">nd - </text:span></text:span><text:span text:style-name="Source_20_Text"><text:span text:style-name="T23"><text:s/></text:span></text:span></text:p>
      <text:p text:style-name="P18"><text:span text:style-name="Source_20_Text"><text:span text:style-name="T27">&lt;IfModule mod_dir.c&gt;</text:span></text:span></text:p>
      <text:p text:style-name="P19"><text:span text:style-name="Source_20_Text"><text:span text:style-name="T23"><text:s/></text:span></text:span><text:span text:style-name="Source_20_Text"><text:span text:style-name="T35"><text:s text:c="4"/>DirectoryIndex index.html index.cgi index.pl index.php </text:span></text:span><text:span text:style-name="Source_20_Text"><text:span text:style-name="T23"># </text:span></text:span><text:span text:style-name="Source_20_Text"><text:span text:style-name="T35">index.xhtml index.htm</text:span></text:span></text:p>
      <text:p text:style-name="P21"><text:span text:style-name="Source_20_Text"><text:span text:style-name="T35">&lt;/IfModule&gt;</text:span></text:span></text:p>
      <text:p text:style-name="P8"><text:span text:style-name="Source_20_Text"><text:span text:style-name="T27">&lt;IfModule mod_dir.c&gt;</text:span></text:span></text:p>
      <text:p text:style-name="Preformatted_20_Text"><text:span text:style-name="Source_20_Text"><text:span text:style-name="T35"><text:s text:c="4"/>DirectoryIndex index.php index.html index.cgi index.pl index.xhtml index.htm</text:span></text:span></text:p>
      <text:p text:style-name="P21"><text:span text:style-name="Source_20_Text"><text:span text:style-name="T35">&lt;/IfModule&gt;</text:span></text:span></text:p>
      <text:p text:style-name="P11"><text:span text:style-name="Source_20_Text"><text:span text:style-name="T23"># </text:span></text:span><text:span text:style-name="Source_20_Text"><text:span text:style-name="T27">sudo systemctl restart apache2</text:span></text:span></text:p>
      <text:p text:style-name="P11"><text:span text:style-name="Source_20_Text"><text:span text:style-name="T23"># </text:span></text:span><text:span text:style-name="Source_20_Text"><text:span text:style-name="T27">sudo systemctl status apache2</text:span></text:span></text:p>
      <text:p text:style-name="P4"/>
      <text:p text:style-name="P4"/>
      <text:p text:style-name="P26"/>
      <text:p text:style-name="P26"/>
      <text:p text:style-name="P26"/>
      <text:p text:style-name="P5"><text:soft-page-break/><text:span text:style-name="T8">5</text:span><text:span text:style-name="T4">) Configure this file</text:span></text:p>
      <text:p text:style-name="P11"><text:span text:style-name="Source_20_Text"><text:span text:style-name="T23"># </text:span></text:span><text:span text:style-name="Source_20_Text"><text:span text:style-name="T27">sudo nano /var/www/html/info.php</text:span></text:span></text:p>
      <text:p text:style-name="P8"><text:span text:style-name="Source_20_Text"><text:span text:style-name="T27">&lt;?php</text:span></text:span></text:p>
      <text:p text:style-name="Preformatted_20_Text"><text:span text:style-name="Source_20_Text"><text:span text:style-name="T35">phpinfo();</text:span></text:span></text:p>
      <text:p text:style-name="P21"><text:span text:style-name="Source_20_Text"><text:span text:style-name="T35">?&gt;</text:span></text:span></text:p>
      <text:p text:style-name="P23"><text:span text:style-name="Source_20_Text"><text:span text:style-name="T13">6</text:span></text:span><text:span text:style-name="Source_20_Text"><text:span text:style-name="T14">) Check on your local host</text:span></text:span></text:p>
      <text:p text:style-name="P8"><text:span text:style-name="Source_20_Text"><text:span text:style-name="T27">http://</text:span></text:span><text:span text:style-name="Source_20_Text"><text:span text:style-name="T33">192.168.33.16</text:span></text:span><text:span text:style-name="Source_20_Text"><text:span text:style-name="T27">/info.php</text:span></text:span></text:p>
      <text:p text:style-name="P8"><text:span text:style-name="Source_20_Text"><text:span text:style-name="T9"/></text:span></text:p>
      <text:p text:style-name="P12"><text:span text:style-name="Source_20_Text"><text:span text:style-name="T15">7</text:span></text:span><text:span text:style-name="Source_20_Text"><text:span text:style-name="T16">) Create database and Grant the local host</text:span></text:span></text:p>
      <text:p text:style-name="P11"><text:span text:style-name="Source_20_Text"><text:span text:style-name="T23"># </text:span></text:span><text:span text:style-name="Source_20_Text"><text:span text:style-name="T27">mysql -u root -p</text:span></text:span></text:p>
      <text:p text:style-name="P9"><text:span text:style-name="Source_20_Text"><text:span text:style-name="T28">mysql&gt; CREATE DATABASE wordpress DEFAULT CHARACTER SET utf8 COLLATE utf8_unicode_ci;</text:span></text:span></text:p>
      <text:p text:style-name="P9"><text:span text:style-name="Source_20_Text"><text:span text:style-name="T28">mysql&gt; GRANT ALL ON wordpress.* TO '</text:span></text:span><text:span text:style-name="Source_20_Text"><text:span text:style-name="T32">root</text:span></text:span><text:span text:style-name="Source_20_Text"><text:span text:style-name="T28">'@'localhost' IDENTIFIED BY '</text:span></text:span><text:span text:style-name="Source_20_Text"><text:span text:style-name="T34">Love@1234</text:span></text:span><text:span text:style-name="Source_20_Text"><text:span text:style-name="T28">';</text:span></text:span></text:p>
      <text:p text:style-name="P9"><text:span text:style-name="Source_20_Text"><text:span text:style-name="T28">mysql&gt; FLUSH PRIVILEGES;</text:span></text:span></text:p>
      <text:p text:style-name="P9"><text:span text:style-name="Source_20_Text"><text:span text:style-name="T28">mysql&gt; EXIT;</text:span></text:span></text:p>
      <text:p text:style-name="P9"><text:span text:style-name="Source_20_Text"><text:span text:style-name="T10"/></text:span></text:p>
      <text:p text:style-name="P13"><text:span text:style-name="Source_20_Text"><text:span text:style-name="T15">8</text:span></text:span><text:span text:style-name="Source_20_Text"><text:span text:style-name="T17">) </text:span></text:span><text:bookmark text:name="step-2-install-additional-php-extensions"/><text:span text:style-name="Source_20_Text"><text:span text:style-name="T17">Install Additional PHP Extensions</text:span></text:span></text:p>
      <text:p text:style-name="P11"><text:span text:style-name="Source_20_Text"><text:span text:style-name="T23"># </text:span></text:span><text:span text:style-name="Source_20_Text"><text:span text:style-name="T28">sudo apt-get update</text:span></text:span></text:p>
      <text:p text:style-name="P22"><text:span text:style-name="Source_20_Text"><text:span text:style-name="T23"># </text:span></text:span><text:span text:style-name="Source_20_Text"><text:span text:style-name="T35">sudo apt-get install php-curl php-gd php-mbstring php-mcrypt php-xml php-xmlrpc</text:span></text:span></text:p>
      <text:p text:style-name="P11"><text:span text:style-name="Source_20_Text"><text:span text:style-name="T23"># </text:span></text:span><text:span text:style-name="Source_20_Text"><text:span text:style-name="T28">sudo systemctl restart apache2</text:span></text:span></text:p>
      <text:p text:style-name="P9"><text:span text:style-name="Source_20_Text"><text:span text:style-name="T10"/></text:span></text:p>
      <text:p text:style-name="P13"><text:span text:style-name="Source_20_Text"><text:span text:style-name="T15">9</text:span></text:span><text:span text:style-name="Source_20_Text"><text:span text:style-name="T17">) </text:span></text:span><text:bookmark text:name="step-3-adjust-apache-39-s-configuration-to-allow-for-htaccess-overrides-and-rewrites"/><text:span text:style-name="Source_20_Text"><text:span text:style-name="T17">Adjust Apache's Configuration to Allow for .htaccess Overrides and Rewrites</text:span></text:span></text:p>
      <text:p text:style-name="P11"><text:span text:style-name="Source_20_Text"><text:span text:style-name="T23"># </text:span></text:span><text:span text:style-name="Source_20_Text"><text:span text:style-name="T28">sudo nano /etc/apache2/apache2.conf</text:span></text:span></text:p>
      <text:p text:style-name="P9"><text:span text:style-name="Source_20_Text"><text:span text:style-name="T28">&lt;Directory /var/www/html/&gt;</text:span></text:span></text:p>
      <text:p text:style-name="Preformatted_20_Text"><text:span text:style-name="Source_20_Text"><text:span text:style-name="T35"><text:s text:c="4"/>AllowOverride All</text:span></text:span></text:p>
      <text:p text:style-name="P21"><text:span text:style-name="Source_20_Text"><text:span text:style-name="T35">&lt;/Directory&gt;</text:span></text:span></text:p>
      <text:p text:style-name="P24"><text:bookmark text:name="enable-the-rewrite-module"/><text:span text:style-name="Source_20_Text"><text:span text:style-name="T12">Enable the Rewrite Module</text:span></text:span></text:p>
      <text:p text:style-name="P11"><text:span text:style-name="Source_20_Text"><text:span text:style-name="T23"># </text:span></text:span><text:span text:style-name="Source_20_Text"><text:span text:style-name="T28">sudo a2enmod rewrite</text:span></text:span></text:p>
      <text:p text:style-name="P25"><text:bookmark text:name="enable-the-changes"/><text:span text:style-name="Source_20_Text"><text:span text:style-name="T18">Enable the Changes</text:span></text:span></text:p>
      <text:p text:style-name="P11"><text:span text:style-name="Source_20_Text"><text:span text:style-name="T23"># </text:span></text:span><text:span text:style-name="Source_20_Text"><text:span text:style-name="T28">sudo apache2ctl configtest</text:span></text:span></text:p>
      <text:p text:style-name="P11"><text:span text:style-name="Source_20_Text"><text:span text:style-name="T23"># </text:span></text:span><text:span text:style-name="Source_20_Text"><text:span text:style-name="T28">sudo systemctl restart apache2</text:span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14"><text:span text:style-name="Source_20_Text"><text:span text:style-name="T11"/></text:span></text:p>
      <text:p text:style-name="P14"><text:soft-page-break/><text:span text:style-name="Source_20_Text"><text:span text:style-name="T15">10</text:span></text:span><text:span text:style-name="Source_20_Text"><text:span text:style-name="T19">) </text:span></text:span><text:bookmark text:name="step-4-download-wordpress"/><text:span text:style-name="Source_20_Text"><text:span text:style-name="T19">Download WordPress</text:span></text:span></text:p>
      <text:p text:style-name="P11"><text:span text:style-name="Source_20_Text"><text:span text:style-name="T23"># </text:span></text:span><text:span text:style-name="Source_20_Text"><text:span text:style-name="T28">cd /tmp</text:span></text:span></text:p>
      <text:p text:style-name="P22"><text:span text:style-name="Source_20_Text"><text:span text:style-name="T23"># </text:span></text:span><text:span text:style-name="Source_20_Text"><text:span text:style-name="T35">curl -O https://wordpress.org/latest.tar.gz</text:span></text:span></text:p>
      <text:p text:style-name="P11"><text:span text:style-name="Source_20_Text"><text:span text:style-name="T23"># </text:span></text:span><text:span text:style-name="Source_20_Text"><text:span text:style-name="T28">tar xzvf latest.tar.gz</text:span></text:span></text:p>
      <text:p text:style-name="P11"><text:span text:style-name="Source_20_Text"><text:span text:style-name="T23"># </text:span></text:span><text:span text:style-name="Source_20_Text"><text:span text:style-name="T28">touch /tmp/wordpress/.htaccess</text:span></text:span></text:p>
      <text:p text:style-name="P22"><text:span text:style-name="Source_20_Text"><text:span text:style-name="T23"># </text:span></text:span><text:span text:style-name="Source_20_Text"><text:span text:style-name="T35">chmod 660 /tmp/wordpress/.htaccess</text:span></text:span></text:p>
      <text:p text:style-name="P11"><text:span text:style-name="Source_20_Text"><text:span text:style-name="T23"># </text:span></text:span><text:span text:style-name="Source_20_Text"><text:span text:style-name="T28">cp /tmp/wordpress/wp-config-sample.php /tmp/wordpress/wp-</text:span></text:span><text:span text:style-name="Source_20_Text"><text:span text:style-name="T23"># </text:span></text:span><text:span text:style-name="Source_20_Text"><text:span text:style-name="T28">config.php</text:span></text:span></text:p>
      <text:p text:style-name="P11"><text:span text:style-name="Source_20_Text"><text:span text:style-name="T23"># </text:span></text:span><text:span text:style-name="Source_20_Text"><text:span text:style-name="T28">mkdir /tmp/wordpress/wp-content/upgrade</text:span></text:span></text:p>
      <text:p text:style-name="P11"><text:span text:style-name="Source_20_Text"><text:span text:style-name="T23"># </text:span></text:span><text:span text:style-name="Source_20_Text"><text:span text:style-name="T28">sudo cp -a /tmp/wordpress/. /var/www/html</text:span></text:span></text:p>
      <text:p text:style-name="P9"><text:span text:style-name="Source_20_Text"><text:span text:style-name="T28"/></text:span></text:p>
      <text:p text:style-name="P14"><text:span text:style-name="Source_20_Text"><text:span text:style-name="T15">11</text:span></text:span><text:span text:style-name="Source_20_Text"><text:span text:style-name="T19">) </text:span></text:span><text:bookmark text:name="step-5-configure-the-wordpress-directory"/><text:span text:style-name="Source_20_Text"><text:span text:style-name="T19">Configure the WordPress Directory</text:span></text:span></text:p>
      <text:p text:style-name="P11"><text:span text:style-name="Source_20_Text"><text:span text:style-name="T23"># </text:span></text:span><text:span text:style-name="Source_20_Text"><text:span text:style-name="T28">sudo chown -R </text:span></text:span><text:span text:style-name="Source_20_Text"><text:span text:style-name="T32">root</text:span></text:span><text:span text:style-name="Source_20_Text"><text:span text:style-name="T28">:www-data /var/www/html</text:span></text:span></text:p>
      <text:p text:style-name="P11"><text:span text:style-name="Source_20_Text"><text:span text:style-name="T23"># </text:span></text:span><text:span text:style-name="Source_20_Text"><text:span text:style-name="T28">sudo find /var/www/html -type d -exec chmod g+s {} \;</text:span></text:span></text:p>
      <text:p text:style-name="P11"><text:span text:style-name="Source_20_Text"><text:span text:style-name="T23"># </text:span></text:span><text:span text:style-name="Source_20_Text"><text:span text:style-name="T28">sudo chmod g+w /var/www/html/wp-content</text:span></text:span></text:p>
      <text:p text:style-name="P11"><text:span text:style-name="Source_20_Text"><text:span text:style-name="T23"># </text:span></text:span><text:span text:style-name="Source_20_Text"><text:span text:style-name="T28">sudo chmod -R g+w /var/www/html/wp-content/themes</text:span></text:span></text:p>
      <text:p text:style-name="P22"><text:span text:style-name="Source_20_Text"><text:span text:style-name="T23"># </text:span></text:span><text:span text:style-name="Source_20_Text"><text:span text:style-name="T35">sudo chmod -R g+w /var/www/html/wp-content/plugins</text:span></text:span></text:p>
      <text:p text:style-name="P15"><text:span text:style-name="Source_20_Text"><text:span text:style-name="T15">12</text:span></text:span><text:span text:style-name="Source_20_Text"><text:span text:style-name="T20">) </text:span></text:span><text:bookmark text:name="setting-up-the-wordpress-configuration-file"/><text:span text:style-name="Source_20_Text"><text:span text:style-name="T20">Setting up the WordPress Configuration File</text:span></text:span></text:p>
      <text:p text:style-name="P11"><text:span text:style-name="Source_20_Text"><text:span text:style-name="T23"># </text:span></text:span><text:span text:style-name="Source_20_Text"><text:span text:style-name="T28">curl -s </text:span></text:span><text:a xlink:type="simple" xlink:href="https://api.wordpress.org/secret-key/1.1/salt/" text:style-name="Internet_20_link" text:visited-style-name="Visited_20_Internet_20_Link"><text:span text:style-name="Source_20_Text"><text:span text:style-name="T41">https://api.wordpress.org/secret-key/1.1/salt/</text:span></text:span></text:a></text:p>
      <text:p text:style-name="P10"><text:span text:style-name="Source_20_Text"><text:span text:style-name="T26">paste the output in:-</text:span></text:span></text:p>
      <text:p text:style-name="P11"><text:span text:style-name="Source_20_Text"><text:span text:style-name="T23"># </text:span></text:span><text:span text:style-name="Source_20_Text"><text:span text:style-name="T28">nano /var/www/html/wp-config.php</text:span></text:span></text:p>
      <text:p text:style-name="P9"><text:span text:style-name="Source_20_Text"><text:span text:style-name="T10"/></text:span></text:p>
      <text:p text:style-name="P17"><text:span text:style-name="Source_20_Text"><text:span text:style-name="T15">13</text:span></text:span><text:span text:style-name="Source_20_Text"><text:span text:style-name="T21">) Configure the changes</text:span></text:span></text:p>
      <text:p text:style-name="P11"><text:span text:style-name="Source_20_Text"><text:span text:style-name="T23"># </text:span></text:span><text:span text:style-name="Source_20_Text"><text:span text:style-name="T29">sudo vi </text:span></text:span><text:span text:style-name="Source_20_Text"><text:span text:style-name="T28">/var/www/html/wp-config.php</text:span></text:span></text:p>
      <text:p text:style-name="P11"><text:span text:style-name="Source_20_Text"><text:span text:style-name="T28">define('DB_NAME', 'wordpress');</text:span></text:span></text:p>
      <text:p text:style-name="P20"/>
      <text:p text:style-name="Preformatted_20_Text"><text:span text:style-name="Source_20_Text"><text:span text:style-name="T35">/** MySQL database username */</text:span></text:span></text:p>
      <text:p text:style-name="Preformatted_20_Text"><text:span text:style-name="Source_20_Text"><text:span text:style-name="T35">define('DB_USER', '</text:span></text:span><text:span text:style-name="Source_20_Text"><text:span text:style-name="T37">localhost</text:span></text:span><text:span text:style-name="Source_20_Text"><text:span text:style-name="T35">');</text:span></text:span></text:p>
      <text:p text:style-name="P20"/>
      <text:p text:style-name="Preformatted_20_Text"><text:span text:style-name="Source_20_Text"><text:span text:style-name="T35">/** MySQL database password */</text:span></text:span></text:p>
      <text:p text:style-name="Preformatted_20_Text"><text:span text:style-name="Source_20_Text"><text:span text:style-name="T35">define('DB_PASSWORD', '</text:span></text:span><text:span text:style-name="Source_20_Text"><text:span text:style-name="T38">LOve@1234</text:span></text:span><text:span text:style-name="Source_20_Text"><text:span text:style-name="T35">');</text:span></text:span></text:p>
      <text:p text:style-name="P20"/>
      <text:p text:style-name="Preformatted_20_Text"><text:span text:style-name="Source_20_Text"><text:span text:style-name="T35">. . .</text:span></text:span></text:p>
      <text:p text:style-name="P20"/>
      <text:p text:style-name="P21"><text:span text:style-name="Source_20_Text"><text:span text:style-name="T35">define('FS_METHOD', 'direct');</text:span></text:span></text:p>
      <text:p text:style-name="P9"><text:span text:style-name="Source_20_Text"><text:span text:style-name="T10"/></text:span></text:p>
      <text:p text:style-name="P16"><text:span text:style-name="Source_20_Text"><text:span text:style-name="T15">14</text:span></text:span><text:span text:style-name="Source_20_Text"><text:span text:style-name="T22">) </text:span></text:span><text:bookmark text:name="step-6-complete-the-installation-through-the-web-interface"/><text:span text:style-name="Source_20_Text"><text:span text:style-name="T22">Complete the Installation Through the Web Interface</text:span></text:span></text:p>
      <text:p text:style-name="P9"><text:span text:style-name="Source_20_Text"><text:span text:style-name="T28">http://</text:span></text:span><text:span text:style-name="Source_20_Text"><text:span text:style-name="T30">192.168.33.16</text:span></text:span></text:p>
      <text:p text:style-name="P9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5-25T02:11:48.724107244</dc:date>
    <meta:editing-duration>PT2H56M3S</meta:editing-duration>
    <meta:editing-cycles>73</meta:editing-cycles>
    <meta:generator>LibreOffice/5.1.6.2$Linux_X86_64 LibreOffice_project/10m0$Build-2</meta:generator>
    <meta:document-statistic meta:table-count="0" meta:image-count="0" meta:object-count="0" meta:page-count="3" meta:paragraph-count="84" meta:word-count="385" meta:character-count="2918" meta:non-whitespace-character-count="2602"/>
  </office:meta>
</office:document-meta>
</file>